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officeooo:rsid="0022670c" officeooo:paragraph-rsid="0022670c"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officeooo:rsid="000a5bbe" officeooo:paragraph-rsid="000a5bbe"/>
    </style:style>
    <style:style style:name="P11" style:family="paragraph" style:parent-style-name="Standard">
      <style:text-properties officeooo:rsid="000a5bbe" officeooo:paragraph-rsid="001ca100"/>
    </style:style>
    <style:style style:name="P12" style:family="paragraph" style:parent-style-name="Standard">
      <style:text-properties officeooo:rsid="00126047" officeooo:paragraph-rsid="00126047"/>
    </style:style>
    <style:style style:name="P13" style:family="paragraph" style:parent-style-name="Standard">
      <style:text-properties officeooo:rsid="0016198b" officeooo:paragraph-rsid="0016198b"/>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6" style:family="paragraph" style:parent-style-name="Standard">
      <style:paragraph-properties fo:break-before="page"/>
    </style:style>
    <style:style style:name="P17" style:family="paragraph" style:parent-style-name="Standard">
      <style:paragraph-properties fo:margin-top="0in" fo:margin-bottom="0.1181in" style:contextual-spacing="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Standard" style:list-style-name="L3"/>
    <style:style style:name="P22" style:family="paragraph" style:parent-style-name="Standard" style:list-style-name="L3">
      <style:text-properties style:font-name="Times New Roman1"/>
    </style:style>
    <style:style style:name="P23" style:family="paragraph" style:parent-style-name="Standard">
      <style:text-properties officeooo:rsid="00126047" officeooo:paragraph-rsid="00126047"/>
    </style:style>
    <style:style style:name="P24" style:family="paragraph" style:parent-style-name="Standard" style:list-style-name="L4"/>
    <style:style style:name="P25" style:family="paragraph" style:parent-style-name="Standard" style:list-style-name="L5"/>
    <style:style style:name="P26" style:family="paragraph" style:parent-style-name="Heading_20_1" style:master-page-name="First_20_Page">
      <style:paragraph-properties style:page-number="auto"/>
    </style:style>
    <style:style style:name="P27"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28" style:family="paragraph" style:parent-style-name="Heading_20_3">
      <style:text-properties officeooo:rsid="00126047" officeooo:paragraph-rsid="00126047"/>
    </style:style>
    <style:style style:name="P29" style:family="paragraph" style:parent-style-name="Heading_20_3">
      <style:text-properties style:use-window-font-color="true" style:font-name="Times New Roman" fo:font-size="12pt" fo:language="en" fo:country="US" officeooo:rsid="0014d79c" officeooo:paragraph-rsid="0014d79c" style:font-name-asian="Times New Roman" style:font-size-asian="12pt" style:font-name-complex="Times New Roman" style:font-size-complex="12pt" style:language-complex="ar" style:country-complex="SA"/>
    </style:style>
    <style:style style:name="P30" style:family="paragraph" style:parent-style-name="Heading_20_3">
      <style:text-properties officeooo:paragraph-rsid="001ca100"/>
    </style:style>
    <style:style style:name="P31" style:family="paragraph" style:parent-style-name="Heading_20_3">
      <style:paragraph-properties fo:margin-top="0in" fo:margin-bottom="0.1181in" style:contextual-spacing="false"/>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8c535" style:font-size-asian="8pt" style:font-size-complex="8pt"/>
    </style:style>
    <style:style style:name="T4" style:family="text">
      <style:text-properties fo:font-size="8pt" officeooo:rsid="0024a38e"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4d79c"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6616b"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778da"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7f81a" style:font-name-asian="Times New Roman" style:font-size-asian="12pt" style:font-name-complex="Times New Roman" style:font-size-complex="12pt" style:language-complex="ar" style:country-complex="SA"/>
    </style:style>
    <style:style style:name="T11" style:family="text">
      <style:text-properties style:text-position="super 58%"/>
    </style:style>
    <style:style style:name="T12" style:family="text">
      <style:text-properties fo:color="#000000" fo:font-size="12pt" style:font-name-asian="TimesNewRomanPSMT" style:font-size-asian="12pt" style:font-name-complex="TimesNewRomanPSMT" style:font-size-complex="12pt"/>
    </style:style>
    <style:style style:name="T13" style:family="text">
      <style:text-properties style:text-underline-style="solid" style:text-underline-width="auto" style:text-underline-color="font-color"/>
    </style:style>
    <style:style style:name="T14" style:family="text">
      <style:text-properties officeooo:rsid="00043526"/>
    </style:style>
    <style:style style:name="T15" style:family="text">
      <style:text-properties officeooo:rsid="0008671e"/>
    </style:style>
    <style:style style:name="T16" style:family="text">
      <style:text-properties officeooo:rsid="000b9d35"/>
    </style:style>
    <style:style style:name="T17" style:family="text">
      <style:text-properties officeooo:rsid="00182f81"/>
    </style:style>
    <style:style style:name="T18" style:family="text">
      <style:text-properties officeooo:rsid="0019c606"/>
    </style:style>
    <style:style style:name="T19" style:family="text">
      <style:text-properties officeooo:rsid="001a6e34"/>
    </style:style>
    <style:style style:name="T20" style:family="text">
      <style:text-properties officeooo:rsid="001b4e34"/>
    </style:style>
    <style:style style:name="T21" style:family="text">
      <style:text-properties officeooo:rsid="001decd3"/>
    </style:style>
    <style:style style:name="T22" style:family="text">
      <style:text-properties officeooo:rsid="001f1e07"/>
    </style:style>
    <style:style style:name="T23" style:family="text">
      <style:text-properties officeooo:rsid="00211020"/>
    </style:style>
    <style:style style:name="T24" style:family="text">
      <style:text-properties officeooo:rsid="0023b7d2"/>
    </style:style>
    <style:style style:name="T25" style:family="text">
      <style:text-properties officeooo:rsid="0026583e"/>
    </style:style>
    <style:style style:name="T26" style:family="text">
      <style:text-properties officeooo:rsid="00278d07"/>
    </style:style>
    <style:style style:name="T2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xt:span text:style-name="T24">t</text:span>echnical <text:span text:style-name="T24">n</text:spa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text:span text:style-name="T14">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span></text:p>
      <text:h text:style-name="Heading_20_2" text:outline-level="2">References and Context</text:h>
      <text:p text:style-name="Standard">This technical note is in the context of the following OpenLCB Standards:</text:p>
      <text:list xml:id="list7400889986773125667" text:style-name="L3">
        <text:list-item>
          <text:p text:style-name="P22">The Message Network Standard, which <text:span text:style-name="T12">defines the basic messages and how they interact. Higher-level protocols are based on this message network, but are defined elsewhere.</text:span></text:p>
        </text:list-item>
        <text:list-item>
          <text:p text:style-name="P21">The Event Identification Standard, which defines the well-known Events Identifiers.</text:p>
        </text:list-item>
      </text:list>
      <text:h text:style-name="Heading_20_2" text:outline-level="2">Format</text:h>
      <text:p text:style-name="Standard">The Standards don't require any particular human-readable format for input and output, but hex-pairs with separators (example: <text:s/>01.AB.34.01.CD.E3) are recommended by the Common <text:soft-page-break/>Information TN. If<text:span text:style-name="T6">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h text:style-name="P28" text:outline-level="3">Overview</text:h>
      <text:p text:style-name="Standard">Unique Identifier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eventually be recorded in the Unique Identifier Standard. <text:s/>The OpenLCB organization reserves the right to allocate Unique Identifiers within a separate database in real-time and periodically update the Unique Identifier Standard document from this database. <text:s/>In the unlikely event that a conflict shall arise between OpenLCB managed real-time database and the Unique Identifiers Standard, the Unique Identifiers Standard, the Unique Identifiers Standard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text:span text:style-name="T17">less than</text:span> 0.0016% of the available Unique Identifier space.</text:p>
      <text:p text:style-name="Standard"><text:span text:style-name="T13">In the delegated assignments, the lower order byte(s) are self-assigned. The value of zero should be reserved, indicating that a number within the range hasn't been assigned</text:span>. </text:p>
      <text:p text:style-name="P9">The high byte of each range is different for each type of assignment, making it easy to determine the allocation pattern in use for a particular Unique Identifier.</text:p>
      <text:p text:style-name="P9">Allocations are meant to be unique forever, so the s<text:span text:style-name="T26">tandard</text:span> requires that new allocation ranges not overlap existing ones, and allocation regions not be reused later.</text:p>
      <text:h text:style-name="P28" text:outline-level="3">Reserved Leading Zero</text:h>
      <text:p text:style-name="P12">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P12">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31" text:outline-level="3">Well-Known Global Identifiers</text:h>
      <text:p text:style-name="Standard">In addition to use as node identifiers (<text:span text:style-name="T23">N</text:spa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15"><text:soft-page-break/>Note that the detailed use of these identifiers <text:span text:style-name="T6">is specified elsewhere. In some cases, the protocols are still being developed, and the entry here is just reserving a range for a specific future use.</text:span></text:p>
      <text:h text:style-name="P29" text:outline-level="3">Manufacture Specific</text:h>
      <text:p text:style-name="P13"><text:span text:style-name="T7">T</text:span><text:span text:style-name="T6">his group of Unique Identifiers is reserved specifically for manufactures. <text:s/>Manufacturers may request a range of Unique Identifiers for use within their products. <text:s/>A Manufacturer may assign the Unique Identifiers within their allocated range at their own </text:span><text:span text:style-name="T8">discretion</text:span><text:span text:style-name="T6"> so long as every assignment is unique.</text:span></text:p>
      <text:p text:style-name="P13"><text:span text:style-name="T6">A manufacture is not required to assign Unique Identifiers sequentially. <text:s/>They may choose their own arbitrary scheme that could be based on product type, manufacture date, or some other method of their choosing. <text:s/></text:span><text:span text:style-name="T8">Though it is the highly desirable for a manufacture to make reasonably efficient use of their self-assigned space, should a manufacture require additional space, it may be requested, and granted, without the requirement of having used every last available Unique Identifier within a previously assigned space. <text:s/>Manufactures are not required to publicly disclose their allocation scheme for Unique Identifiers.</text:span></text:p>
      <text:p text:style-name="P13"><text:span text:style-name="T6">In order to encourage existing manufacturers to participate in developing OpenLCB products, every DCC manufacturer as already been allocated a 24-bit </text:span><text:span text:style-name="T8">region </text:span><text:span text:style-name="T6">within which to self-assign Unique Identifiers from. <text:s/>The DIY, JMRI, </text:span><text:span text:style-name="T10">MERG, </text:span><text:span text:style-name="T9">and NMRA Reserved </text:span><text:span text:style-name="T6">spaces are sub-sets of the DCC manufacture space and are consistent with the DCC ID's already assigned for these purposes in the NMRA standards doc “S-9.2.2 Appendix A, DCC Manufacturer ID Codes”. <text:s/></text:span><text:span text:style-name="T10">They are singled out only for the purpose of drawing attention to the fact that they exist and not for any other purpose.</text:span></text:p>
      <text:h text:style-name="P31"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 ranges can be assigned to these groups,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6">the</text:span> Standard.</text:p>
      <text:p text:style-name="P9"><text:soft-page-break/>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31"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9069207375456261920" text:style-name="L4">
        <text:list-item>
          <text:p text:style-name="P24">Not all IPv4 addresses are globally unique. <text:s/>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24">A single computer may run several programs, so there still needs to be separate mechanism to provide a unique value for the lowest bytes of <text:span text:style-name="T6">the</text:span> ID. <text:s/>That involves a level of coordination across multiple software vendors that's hard to imagine.</text:p>
        </text:list-item>
        <text:list-item>
          <text:p text:style-name="P24">IPv6 is coming. <text:s/>It provides addresses that are too large to use directly. Even before that happens, the various issues of IPv4 to IPv6 mapping raise all sorts of questions about uniqueness of IPv4 addresses.</text:p>
        </text:list-item>
        <text:list-item>
          <text:p text:style-name="P24">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6">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text:s/>prompting the user for a Unique Identifier assigned by one of the other mechanisms.</text:p>
      <text:h text:style-name="P31" text:outline-level="3"><text:soft-page-break/>Specifically Assigned by Request</text:h>
      <text:p text:style-name="Standard">Users can request blocks of Unique Identifiers of various sizes. <text:s/>The small (256) and medium (65536) blocks are not scarce resources. Requests for these blocks should be routinely granted once <text:span text:style-name="T6">the</text:span> requester has been identified. The 24-bit blocks are slightly scarcer, but there are still almost 2<text:span text:style-name="T11">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p>
      <text:p text:style-name="P17">Locomotive Control Systems</text:p>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text:span text:style-name="T18">y</text:span> are to be used are specified elsewhere, but sufficient range has been reserved to allow providing <text:span text:style-name="T19">locomotive control systems</text:span> with <text:span text:style-name="T20">U</text:span>nique <text:span text:style-name="T20">I</text:span>dentifiers. <text:s/>It is important to note that at the time of this document's publication, locomotive control does not require any of these Unique Identifiers. <text:s/>For this reason, this Unique Identifier range is considered <text:span text:style-name="T13">deprecated</text:span>. <text:s/><text:span text:style-name="T13">Do not use</text:span> these Unique Identifiers for any reason, they are <text:span text:style-name="T13">no longer valid</text:span>.</text:p>
      <text:h text:style-name="P31"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text:span text:style-name="T21">assigning </text:span>server and client <text:span text:style-name="T21">node </text:span>that is valid for a time period defined by the server. <text:s/>Once the prescribed time period expires, the client node must cease usage of the previously assigned Unique Identifier.</text:p>
      <text:p text:style-name="P10">It is left up to the user to guarantee that there are not two <text:span text:style-name="T16">or more</text:span> servers with the potential to assign the same Unique Identifier within a single OpenLCB network.</text:p>
      <text:p text:style-name="Standard">The implementation of the client server protocol is not explicitly defined, and <text:span text:style-name="T15">currently there is no OpenLCB protocol that allows this client/server process to run over an </text:span>OpenLCB <text:span text:style-name="T15">network. <text:s/>Other </text:span>mechanisms, such as a TCP connection over the Internet <text:span text:style-name="T15">may be used</text:span>. <text:s/>The following list suggests implementation details that are not required, but might be considered when designing such a client server pair:</text:p>
      <text:list xml:id="list2135388471217724222" text:style-name="L5">
        <text:list-item>
          <text:p text:style-name="P25">Lease time can be extended through a renewal process.</text:p>
        </text:list-item>
        <text:list-item>
          <text:p text:style-name="P25">The server does not reassign a previously assigned Unique Identifier until it has run through the entire pool allocated to it.</text:p>
        </text:list-item>
        <text:list-item>
          <text:p text:style-name="P25">The server allows the client to suggest a Unique Identifier that it would like form the server's pool.</text:p>
        </text:list-item>
        <text:list-item>
          <text:p text:style-name="P25"><text:soft-page-break/>The client remembers its last Unique Identifier assignment and suggests to the server to be re-assigned this Unique Identifier upon reset, power failure, or<text:span text:style-name="T21"> reconnection</text:span> <text:span text:style-name="T21">to</text:span> the server <text:span text:style-name="T21">following a previous disconnnect</text:span>.</text:p>
        </text:list-item>
      </text:list>
      <text:p text:style-name="P10">Use this pool with <text:span text:style-name="T13">caution</text:span>. <text:s/>Implementation mechanisms that make use of this pool are <text:span text:style-name="T22">currently</text:span> <text:span text:style-name="T13">experimental</text:span>.</text:p>
      <text:h text:style-name="P30" text:outline-level="3">Reserved Unique Identifiers</text:h>
      <text:p text:style-name="P11">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ext:span text:style-name="T25">tandard</text:span>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requesters. <text:s/>All available <text:span text:style-name="T6">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Annotations to the Standard<text:tab/>1</text:p>
          <text:p text:style-name="P18"><text:s/>2.1 Introduction<text:tab/>1</text:p>
          <text:p text:style-name="P18"><text:s/>2.2 Intended Use<text:tab/>1</text:p>
          <text:p text:style-name="P18"><text:s/>2.3 References and Context<text:tab/>1</text:p>
          <text:p text:style-name="P18"><text:s/>2.4 Format<text:tab/>1</text:p>
          <text:p text:style-name="P18"><text:s/>2.5 Allocation<text:tab/>2</text:p>
          <text:p text:style-name="P20"><text:s/>2.5.1 Overview<text:tab/>2</text:p>
          <text:p text:style-name="P20"><text:s/>2.5.2 Reserved Leading Zero<text:tab/>2</text:p>
          <text:p text:style-name="P20"><text:s/>2.5.3 Well-Known Global Identifiers<text:tab/>2</text:p>
          <text:p text:style-name="P20"><text:s/>2.5.4 Manufacture Specific<text:tab/>3</text:p>
          <text:p text:style-name="P20"><text:s/>2.5.5 Self-Assigning Groups<text:tab/>3</text:p>
          <text:p text:style-name="P20"><text:s/>2.5.6 Assigned by Software at Runtime<text:tab/>4</text:p>
          <text:p text:style-name="P20"><text:s/>2.5.7 Specifically Assigned by Request<text:tab/>5</text:p>
          <text:p text:style-name="P20"><text:s/>2.5.8 Locomotive Control Systems<text:tab/>5</text:p>
          <text:p text:style-name="P20"><text:s/>2.5.9 RFID and NFC<text:tab/>5</text:p>
          <text:p text:style-name="P20"><text:s/>2.5.10 Temporary Assigned by Software at Runtime<text:tab/>5</text:p>
          <text:p text:style-name="P20"><text:s/>2.5.11 Reserved Unique Identifiers<text:tab/>6</text:p>
          <text:p text:style-name="P19"><text:s/>3 Implementation Information<text:tab/>6</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22670c" officeooo:paragraph-rsid="0022670c"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28c535" style:font-size-asian="8pt" style:font-size-complex="8pt"/>
    </style:style>
    <style:style style:name="MT4" style:family="text">
      <style:text-properties fo:font-size="8pt" officeooo:rsid="0024a38e"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4T17:29:48.038777955">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17:29:48.046248117">Feb 14,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text:span></text:span><text:span text:style-name="Page_20_Number"><text:span text:style-name="MT4">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2"><text:date style:data-style-name="N75" text:date-value="2015-02-14T17:29:48.050846010">Feb 14, 2015</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197</meta:editing-cycles>
    <meta:editing-duration>P1DT13H7M53S</meta:editing-duration>
    <meta:generator>LibreOffice/4.2.7.2$Linux_X86_64 LibreOffice_project/420m0$Build-2</meta:generator>
    <dc:date>2015-02-14T17:29:47.939030442</dc:date>
    <dc:creator>Stuart Baker</dc:creator>
    <dc:subject> </dc:subject>
    <meta:document-statistic meta:table-count="1" meta:image-count="1" meta:object-count="0" meta:page-count="7" meta:paragraph-count="97" meta:word-count="2732" meta:character-count="17303" meta:non-whitespace-character-count="14584"/>
    <meta:user-defined meta:name="Info 1"/>
    <meta:user-defined meta:name="Info 2"/>
    <meta:user-defined meta:name="Info 3"/>
    <meta:user-defined meta:name="Info 4"/>
  </office:meta>
</office:document-meta>
</file>